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lara Hah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8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403. N. 19th St/</text:p>
      <text:p text:style-name="P3">April 18th 1893/</text:p>
      <text:p text:style-name="P2">Dear Dr Morais./</text:p>
      <text:p text:style-name="P2"><text:tab/>Through the Ledger,/ of this morning, I learn/ of your having attained/ your seventieth year./ <text:s/>As you, so sedulously,/ avoided any demonstra-/tion of good will, from/</text:p>
      <text:p text:style-name="P2"/>
      <text:p text:style-name="P2">[Page 2]</text:p>
      <text:p text:style-name="P2">your friends, I will not/ even intrude my presence/ upon you, but, through this/ poor note, beg to convey/ the congratulations of/ myself and family./</text:p>
      <text:p text:style-name="P2"><text:tab/>My husband and/ Theo, join me in the very/ best wishes for your health/ and happiness./ <text:s/>Yours very truly/ Clara Hah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1:59:04.71</meta:creation-date>
    <dc:date>2011-12-08T12:06:33.66</dc:date>
    <dc:creator>Penn Libraries</dc:creator>
    <meta:editing-duration>PT00H07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47" meta:character-count="1745"/>
  </office:meta>
</office:document-meta>
</file>